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Format.reforma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ormat.CompositeFormat( Format parser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siteFormat.parseObject( String source ,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ormat.format( Object obj , StringBuffer toAppendTo , Field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ormat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ormat.ge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